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2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-width="0.28cm" svg:stroke-linecap="round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style:text-properties style:font-name="Amiri" fo:font-size="80pt" style:font-size-asian="80pt" style:font-size-complex="80pt"/>
    </style:style>
    <style:style style:name="P2" style:family="paragraph">
      <loext:graphic-properties draw:fill="none" draw:fill-color="#ffffff"/>
      <style:text-properties style:font-name="Amiri" fo:font-size="80pt" style:font-size-asian="80pt" style:font-size-complex="8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Amiri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8cm" svg:height="5.217cm" svg:x="0.1cm" svg:y="-1.1cm">
          <draw:text-box>
            <text:p text:style-name="P1"><text:span text:style-name="T1">M</text:span></text:p>
          </draw:text-box>
        </draw:frame>
        <dr3d:scene draw:style-name="gr2" svg:width="2.631cm" svg:height="2.608cm" svg:x="2.042cm" svg:y="2.231cm" dr3d:transform="matrix (0.837579635980549 0.253049464399974 -0.484175920464428 0.00717577967919059 0.881085102656426 0.47290331999565 0.54626812242404 -0.399568530347172 0.736163112346383 0.0165180766738475cm 0.0249716870544805cm 0.149302644874957cm)" dr3d:vrp="(0 0 16885.7142857143)" dr3d:vpn="(0 0 14285.7142857143)" dr3d:projection="perspective" dr3d:distance="2.6cm" dr3d:focal-length="10cm" dr3d:shadow-slant="90" dr3d:shade-mode="flat" dr3d:ambient-color="#999999" dr3d:lighting-mode="false">
          <dr3d:light dr3d:diffuse-color="#cccccc" dr3d:direction="(-0.937882743143141 0.195336637477504 0.28673953018947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4" draw:text-style-name="P3" draw:layer="layout" svg:width="0.502cm" svg:height="1.187cm" svg:x="3cm" svg:y="2.8cm">
          <draw:text-box>
            <text:p/>
          </draw:text-box>
        </draw:frame>
        <draw:line draw:style-name="gr5" draw:text-style-name="P4" draw:layer="layout" svg:x1="3.2cm" svg:y1="2.9cm" svg:x2="2.6cm" svg:y2="2.5cm">
          <text:p/>
        </draw:line>
        <draw:line draw:style-name="gr5" draw:text-style-name="P4" draw:layer="layout" svg:x1="3.8cm" svg:y1="2.7cm" svg:x2="3.2cm" svg:y2="2.4cm">
          <text:p/>
        </draw:line>
        <draw:line draw:style-name="gr5" draw:text-style-name="P4" draw:layer="layout" svg:x1="3.1cm" svg:y1="2.6cm" svg:x2="2.6cm" svg:y2="2.5cm">
          <text:p/>
        </draw:line>
        <draw:line draw:style-name="gr5" draw:text-style-name="P4" draw:layer="layout" svg:x1="3.1cm" svg:y1="2.6cm" svg:x2="3.2cm" svg:y2="2.4cm">
          <text:p/>
        </draw:line>
        <draw:line draw:style-name="gr5" draw:text-style-name="P4" draw:layer="layout" svg:x1="3.8cm" svg:y1="4.2cm" svg:x2="3.8cm" svg:y2="3.3cm">
          <text:p/>
        </draw:line>
        <draw:line draw:style-name="gr5" draw:text-style-name="P4" draw:layer="layout" svg:x1="4.3cm" svg:y1="3.1cm" svg:x2="3.3cm" svg:y2="3.4cm">
          <text:p/>
        </draw:line>
        <draw:path draw:style-name="gr6" draw:text-style-name="P4" draw:layer="layout" svg:width="0.586cm" svg:height="0.636cm" draw:transform="rotate (-2.16246294322098) translate (3.04995170897465cm 3.48008971395647cm)" svg:viewBox="0 0 587 637" svg:d="M0 421c20 140 137 231 214 214 270-61 419-315 360-480-58-165-137-157-134-154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ccanthis ADF Std No2" svg:font-family="'Accanthis ADF Std No2'" style:font-pitch="variable"/>
    <style:font-face style:name="Accanthis ADF Std No3" svg:font-family="'Accanthis ADF Std No3'" style:font-pitch="variable"/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07:25:44.970371671</meta:creation-date>
    <dc:date>2021-10-10T07:50:47.248807590</dc:date>
    <meta:editing-duration>PT4M31S</meta:editing-duration>
    <meta:editing-cycles>1</meta:editing-cycles>
    <meta:generator>LibreOffice/6.4.7.2$Linux_X86_64 LibreOffice_project/40$Build-2</meta:generator>
    <meta:document-statistic meta:object-count="11"/>
  </office:meta>
</office:document-meta>
</file>